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7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Droid Sans Mono" svg:font-family="Droid Sans Mono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ubtitle">
      <style:paragraph-properties fo:text-align="center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Heading_20_1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style:font-name="Droid Sans Mono" style:font-name-asian="Droid Sans Mono" style:font-name-complex="Droid Sans Mono"/>
    </style:style>
    <style:style style:name="T8_2" style:family="text">
      <style:text-properties style:font-name="Droid Sans Mono" style:font-name-asian="Droid Sans Mono" style:font-name-complex="Droid Sans Mono"/>
    </style:style>
    <style:style style:name="T8_3" style:family="text">
      <style:text-properties style:font-name="Droid Sans Mono" style:font-name-asian="Droid Sans Mono" style:font-name-complex="Droid Sans Mono"/>
    </style:style>
    <style:style style:name="T8_4" style:family="text">
      <style:text-properties style:font-name="Droid Sans Mono" style:font-name-asian="Droid Sans Mono" style:font-name-complex="Droid Sans Mono"/>
    </style:style>
    <style:style style:name="T8_5" style:family="text">
      <style:text-properties style:font-name="Droid Sans Mono" style:font-name-asian="Droid Sans Mono" style:font-name-complex="Droid Sans Mono"/>
    </style:style>
    <style:style style:name="T8_6" style:family="text">
      <style:text-properties style:font-name="Droid Sans Mono" style:font-name-asian="Droid Sans Mono" style:font-name-complex="Droid Sans Mono"/>
    </style:style>
    <style:style style:name="T8_7" style:family="text">
      <style:text-properties style:font-name="Droid Sans Mono" style:font-name-asian="Droid Sans Mono" style:font-name-complex="Droid Sans Mono"/>
    </style:style>
    <style:style style:name="T8_8" style:family="text">
      <style:text-properties style:font-name="Droid Sans Mono" style:font-name-asian="Droid Sans Mono" style:font-name-complex="Droid Sans Mono"/>
    </style:style>
    <style:style style:name="T8_9" style:family="text">
      <style:text-properties style:font-name="Droid Sans Mono" style:font-name-asian="Droid Sans Mono" style:font-name-complex="Droid Sans Mono"/>
    </style:style>
    <style:style style:name="T8_10" style:family="text">
      <style:text-properties style:font-name="Droid Sans Mono" style:font-name-asian="Droid Sans Mono" style:font-name-complex="Droid Sans Mono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Heading_20_1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style:font-name="Droid Sans Mono" style:font-name-asian="Droid Sans Mono" style:font-name-complex="Droid Sans Mono"/>
    </style:style>
    <style:style style:name="T14_2" style:family="text">
      <style:text-properties style:font-name="Droid Sans Mono" style:font-name-asian="Droid Sans Mono" style:font-name-complex="Droid Sans Mono"/>
    </style:style>
    <style:style style:name="T14_3" style:family="text">
      <style:text-properties style:font-name="Droid Sans Mono" style:font-name-asian="Droid Sans Mono" style:font-name-complex="Droid Sans Mono"/>
    </style:style>
    <style:style style:name="T14_4" style:family="text">
      <style:text-properties style:font-name="Droid Sans Mono" style:font-name-asian="Droid Sans Mono" style:font-name-complex="Droid Sans Mono"/>
    </style:style>
    <style:style style:name="T14_5" style:family="text">
      <style:text-properties style:font-name="Droid Sans Mono" style:font-name-asian="Droid Sans Mono" style:font-name-complex="Droid Sans Mono"/>
    </style:style>
    <style:style style:name="T14_6" style:family="text">
      <style:text-properties style:font-name="Droid Sans Mono" style:font-name-asian="Droid Sans Mono" style:font-name-complex="Droid Sans Mono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>
      <style:text-properties fo:font-weight="bold" style:font-weight-asian="bold" style:font-weight-complex="bold"/>
    </style:style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Heading_20_1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Heading_20_1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style:font-name="Droid Sans Mono" style:font-name-asian="Droid Sans Mono" style:font-name-complex="Droid Sans Mono"/>
    </style:style>
    <style:style style:name="T28_2" style:family="text">
      <style:text-properties style:font-name="Droid Sans Mono" style:font-name-asian="Droid Sans Mono" style:font-name-complex="Droid Sans Mono"/>
    </style:style>
    <style:style style:name="T28_3" style:family="text">
      <style:text-properties style:font-name="Droid Sans Mono" style:font-name-asian="Droid Sans Mono" style:font-name-complex="Droid Sans Mono"/>
    </style:style>
    <style:style style:name="T28_4" style:family="text">
      <style:text-properties style:font-name="Droid Sans Mono" style:font-name-asian="Droid Sans Mono" style:font-name-complex="Droid Sans Mono"/>
    </style:style>
    <style:style style:name="T28_5" style:family="text">
      <style:text-properties style:font-name="Droid Sans Mono" style:font-name-asian="Droid Sans Mono" style:font-name-complex="Droid Sans Mono"/>
    </style:style>
    <style:style style:name="T28_6" style:family="text">
      <style:text-properties style:font-name="Droid Sans Mono" style:font-name-asian="Droid Sans Mono" style:font-name-complex="Droid Sans Mono"/>
    </style:style>
    <style:style style:name="T28_7" style:family="text">
      <style:text-properties style:font-name="Droid Sans Mono" style:font-name-asian="Droid Sans Mono" style:font-name-complex="Droid Sans Mono"/>
    </style:style>
    <style:style style:name="T28_8" style:family="text">
      <style:text-properties style:font-name="Droid Sans Mono" style:font-name-asian="Droid Sans Mono" style:font-name-complex="Droid Sans Mono"/>
    </style:style>
    <style:style style:name="T28_9" style:family="text">
      <style:text-properties style:font-name="Droid Sans Mono" style:font-name-asian="Droid Sans Mono" style:font-name-complex="Droid Sans Mono"/>
    </style:style>
    <style:style style:name="T28_10" style:family="text">
      <style:text-properties style:font-name="Droid Sans Mono" style:font-name-asian="Droid Sans Mono" style:font-name-complex="Droid Sans Mono"/>
    </style:style>
    <style:style style:name="T28_11" style:family="text">
      <style:text-properties style:font-name="Droid Sans Mono" style:font-name-asian="Droid Sans Mono" style:font-name-complex="Droid Sans Mono"/>
    </style:style>
    <style:style style:name="T28_12" style:family="text">
      <style:text-properties style:font-name="Droid Sans Mono" style:font-name-asian="Droid Sans Mono" style:font-name-complex="Droid Sans Mono"/>
    </style:style>
    <style:style style:name="T28_13" style:family="text">
      <style:text-properties style:font-name="Droid Sans Mono" style:font-name-asian="Droid Sans Mono" style:font-name-complex="Droid Sans Mono"/>
    </style:style>
    <style:style style:name="T28_14" style:family="text">
      <style:text-properties style:font-name="Droid Sans Mono" style:font-name-asian="Droid Sans Mono" style:font-name-complex="Droid Sans Mono"/>
    </style:style>
    <style:style style:name="T28_15" style:family="text">
      <style:text-properties style:font-name="Droid Sans Mono" style:font-name-asian="Droid Sans Mono" style:font-name-complex="Droid Sans Mono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style:font-name="Droid Sans Mono" style:font-name-asian="Droid Sans Mono" style:font-name-complex="Droid Sans Mono"/>
    </style:style>
    <style:style style:name="T32_2" style:family="text">
      <style:text-properties style:font-name="Droid Sans Mono" style:font-name-asian="Droid Sans Mono" style:font-name-complex="Droid Sans Mono"/>
    </style:style>
    <style:style style:name="T32_3" style:family="text">
      <style:text-properties style:font-name="Droid Sans Mono" style:font-name-asian="Droid Sans Mono" style:font-name-complex="Droid Sans Mono"/>
    </style:style>
    <style:style style:name="T32_4" style:family="text">
      <style:text-properties style:font-name="Droid Sans Mono" style:font-name-asian="Droid Sans Mono" style:font-name-complex="Droid Sans Mono"/>
    </style:style>
    <style:style style:name="T32_5" style:family="text">
      <style:text-properties style:font-name="Droid Sans Mono" style:font-name-asian="Droid Sans Mono" style:font-name-complex="Droid Sans Mono"/>
    </style:style>
    <style:style style:name="T32_6" style:family="text">
      <style:text-properties style:font-name="Droid Sans Mono" style:font-name-asian="Droid Sans Mono" style:font-name-complex="Droid Sans Mono"/>
    </style:style>
    <style:style style:name="T32_7" style:family="text">
      <style:text-properties style:font-name="Droid Sans Mono" style:font-name-asian="Droid Sans Mono" style:font-name-complex="Droid Sans Mono"/>
    </style:style>
    <style:style style:name="T32_8" style:family="text">
      <style:text-properties style:font-name="Droid Sans Mono" style:font-name-asian="Droid Sans Mono" style:font-name-complex="Droid Sans Mono"/>
    </style:style>
    <style:style style:name="T32_9" style:family="text">
      <style:text-properties style:font-name="Droid Sans Mono" style:font-name-asian="Droid Sans Mono" style:font-name-complex="Droid Sans Mono"/>
    </style:style>
    <style:style style:name="T32_10" style:family="text">
      <style:text-properties style:font-name="Droid Sans Mono" style:font-name-asian="Droid Sans Mono" style:font-name-complex="Droid Sans Mono"/>
    </style:style>
    <style:style style:name="T32_11" style:family="text">
      <style:text-properties style:font-name="Droid Sans Mono" style:font-name-asian="Droid Sans Mono" style:font-name-complex="Droid Sans Mono"/>
    </style:style>
    <style:style style:name="T32_12" style:family="text"/>
    <style:style style:name="T32_13" style:family="text">
      <style:text-properties fo:color="#1155cc" style:font-name="Droid Sans Mono" style:font-name-asian="Droid Sans Mono" style:font-name-complex="Droid Sans Mono" style:text-underline-style="solid" style:text-underline-color="font-color"/>
    </style:style>
    <style:style style:name="T32_14" style:family="text"/>
    <style:style style:name="T32_15" style:family="text">
      <style:text-properties fo:color="#1155cc" style:font-name="Droid Sans Mono" style:font-name-asian="Droid Sans Mono" style:font-name-complex="Droid Sans Mono" style:text-underline-style="solid" style:text-underline-color="font-color"/>
    </style:style>
    <style:style style:name="T32_16" style:family="text"/>
    <style:style style:name="T32_17" style:family="text">
      <style:text-properties fo:color="#1155cc" style:font-name="Droid Sans Mono" style:font-name-asian="Droid Sans Mono" style:font-name-complex="Droid Sans Mono" style:text-underline-style="solid" style:text-underline-color="font-color"/>
    </style:style>
    <style:style style:name="T32_18" style:family="text"/>
    <style:style style:name="T32_19" style:family="text">
      <style:text-properties fo:color="#1155cc" style:font-name="Droid Sans Mono" style:font-name-asian="Droid Sans Mono" style:font-name-complex="Droid Sans Mono" style:text-underline-style="solid" style:text-underline-color="font-color"/>
    </style:style>
    <style:style style:name="T32_20" style:family="text"/>
    <style:style style:name="T32_21" style:family="text">
      <style:text-properties fo:color="#1155cc" style:font-name="Droid Sans Mono" style:font-name-asian="Droid Sans Mono" style:font-name-complex="Droid Sans Mono" style:text-underline-style="solid" style:text-underline-color="font-color"/>
    </style:style>
    <style:style style:name="T32_22" style:family="text">
      <style:text-properties style:font-name="Droid Sans Mono" style:font-name-asian="Droid Sans Mono" style:font-name-complex="Droid Sans Mono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style:font-name="Droid Sans Mono" style:font-name-asian="Droid Sans Mono" style:font-name-complex="Droid Sans Mono"/>
    </style:style>
    <style:style style:name="T36_2" style:family="text">
      <style:text-properties style:font-name="Droid Sans Mono" style:font-name-asian="Droid Sans Mono" style:font-name-complex="Droid Sans Mono"/>
    </style:style>
    <style:style style:name="T36_3" style:family="text">
      <style:text-properties style:font-name="Droid Sans Mono" style:font-name-asian="Droid Sans Mono" style:font-name-complex="Droid Sans Mono"/>
    </style:style>
    <style:style style:name="T36_4" style:family="text">
      <style:text-properties style:font-name="Droid Sans Mono" style:font-name-asian="Droid Sans Mono" style:font-name-complex="Droid Sans Mono"/>
    </style:style>
    <style:style style:name="T36_5" style:family="text">
      <style:text-properties style:font-name="Droid Sans Mono" style:font-name-asian="Droid Sans Mono" style:font-name-complex="Droid Sans Mono"/>
    </style:style>
    <style:style style:name="T36_6" style:family="text">
      <style:text-properties style:font-name="Droid Sans Mono" style:font-name-asian="Droid Sans Mono" style:font-name-complex="Droid Sans Mono"/>
    </style:style>
    <style:style style:name="T36_7" style:family="text">
      <style:text-properties style:font-name="Droid Sans Mono" style:font-name-asian="Droid Sans Mono" style:font-name-complex="Droid Sans Mono"/>
    </style:style>
    <style:style style:name="T36_8" style:family="text">
      <style:text-properties style:font-name="Droid Sans Mono" style:font-name-asian="Droid Sans Mono" style:font-name-complex="Droid Sans Mono"/>
    </style:style>
    <style:style style:name="T36_9" style:family="text">
      <style:text-properties style:font-name="Droid Sans Mono" style:font-name-asian="Droid Sans Mono" style:font-name-complex="Droid Sans Mono"/>
    </style:style>
    <style:style style:name="T36_10" style:family="text">
      <style:text-properties style:font-name="Droid Sans Mono" style:font-name-asian="Droid Sans Mono" style:font-name-complex="Droid Sans Mono"/>
    </style:style>
    <style:style style:name="T36_11" style:family="text">
      <style:text-properties style:font-name="Droid Sans Mono" style:font-name-asian="Droid Sans Mono" style:font-name-complex="Droid Sans Mono"/>
    </style:style>
    <style:style style:name="T36_12" style:family="text">
      <style:text-properties style:font-name="Droid Sans Mono" style:font-name-asian="Droid Sans Mono" style:font-name-complex="Droid Sans Mono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style:font-name="Droid Sans Mono" style:font-name-asian="Droid Sans Mono" style:font-name-complex="Droid Sans Mono"/>
    </style:style>
    <style:style style:name="T40_2" style:family="text">
      <style:text-properties style:font-name="Droid Sans Mono" style:font-name-asian="Droid Sans Mono" style:font-name-complex="Droid Sans Mono"/>
    </style:style>
    <style:style style:name="T40_3" style:family="text">
      <style:text-properties style:font-name="Droid Sans Mono" style:font-name-asian="Droid Sans Mono" style:font-name-complex="Droid Sans Mono"/>
    </style:style>
    <style:style style:name="T40_4" style:family="text">
      <style:text-properties style:font-name="Droid Sans Mono" style:font-name-asian="Droid Sans Mono" style:font-name-complex="Droid Sans Mono"/>
    </style:style>
    <style:style style:name="T40_5" style:family="text">
      <style:text-properties style:font-name="Droid Sans Mono" style:font-name-asian="Droid Sans Mono" style:font-name-complex="Droid Sans Mono"/>
    </style:style>
    <style:style style:name="T40_6" style:family="text">
      <style:text-properties style:font-name="Droid Sans Mono" style:font-name-asian="Droid Sans Mono" style:font-name-complex="Droid Sans Mono"/>
    </style:style>
    <style:style style:name="T40_7" style:family="text">
      <style:text-properties style:font-name="Droid Sans Mono" style:font-name-asian="Droid Sans Mono" style:font-name-complex="Droid Sans Mono"/>
    </style:style>
    <style:style style:name="T40_8" style:family="text">
      <style:text-properties style:font-name="Droid Sans Mono" style:font-name-asian="Droid Sans Mono" style:font-name-complex="Droid Sans Mono"/>
    </style:style>
    <style:style style:name="T40_9" style:family="text">
      <style:text-properties style:font-name="Droid Sans Mono" style:font-name-asian="Droid Sans Mono" style:font-name-complex="Droid Sans Mono"/>
    </style:style>
    <style:style style:name="T40_10" style:family="text">
      <style:text-properties style:font-name="Droid Sans Mono" style:font-name-asian="Droid Sans Mono" style:font-name-complex="Droid Sans Mono"/>
    </style:style>
    <style:style style:name="T40_11" style:family="text">
      <style:text-properties style:font-name="Droid Sans Mono" style:font-name-asian="Droid Sans Mono" style:font-name-complex="Droid Sans Mono"/>
    </style:style>
    <style:style style:name="T40_12" style:family="text">
      <style:text-properties style:font-name="Droid Sans Mono" style:font-name-asian="Droid Sans Mono" style:font-name-complex="Droid Sans Mono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Heading_20_1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>
      <style:text-properties fo:font-weight="bold" style:font-weight-asian="bold" style:font-weight-complex="bold"/>
    </style:style>
    <style:style style:name="T46_11" style:family="text">
      <style:text-properties fo:font-weight="bold" style:font-weight-asian="bold" style:font-weight-complex="bold"/>
    </style:style>
    <style:style style:name="T46_12" style:family="text">
      <style:text-properties fo:font-weight="bold" style:font-weight-asian="bold" style:font-weight-complex="bold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>
      <style:text-properties fo:font-weight="bold" style:font-weight-asian="bold" style:font-weight-complex="bold"/>
    </style:style>
    <style:style style:name="T47_17" style:family="text">
      <style:text-properties fo:font-weight="bold" style:font-weight-asian="bold" style:font-weight-complex="bold"/>
    </style:style>
    <style:style style:name="T47_18" style:family="text">
      <style:text-properties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Heading_20_1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>
      <style:text-properties fo:font-weight="bold" style:font-weight-asian="bold" style:font-weight-complex="bold"/>
    </style:style>
    <style:style style:name="T51_9" style:family="text">
      <style:text-properties fo:font-weight="bold" style:font-weight-asian="bold" style:font-weight-complex="bold"/>
    </style:style>
    <style:style style:name="T51_10" style:family="text">
      <style:text-properties fo:font-weight="bold" style:font-weight-asian="bold" style:font-weight-complex="bold"/>
    </style:style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>
      <style:text-properties fo:font-weight="bold" style:font-weight-asian="bold" style:font-weight-complex="bold"/>
    </style:style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style:font-name="Droid Sans Mono" style:font-name-asian="Droid Sans Mono" style:font-name-complex="Droid Sans Mono"/>
    </style:style>
    <style:style style:name="T53_2" style:family="text">
      <style:text-properties style:font-name="Droid Sans Mono" style:font-name-asian="Droid Sans Mono" style:font-name-complex="Droid Sans Mono"/>
    </style:style>
    <style:style style:name="T53_3" style:family="text">
      <style:text-properties style:font-name="Droid Sans Mono" style:font-name-asian="Droid Sans Mono" style:font-name-complex="Droid Sans Mono"/>
    </style:style>
    <style:style style:name="T53_4" style:family="text">
      <style:text-properties style:font-name="Droid Sans Mono" style:font-name-asian="Droid Sans Mono" style:font-name-complex="Droid Sans Mono"/>
    </style:style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>
      <style:text-properties fo:font-weight="bold" style:font-weight-asian="bold" style:font-weight-complex="bold"/>
    </style:style>
    <style:style style:name="T55_9" style:family="text">
      <style:text-properties fo:font-weight="bold" style:font-weight-asian="bold" style:font-weight-complex="bold"/>
    </style:style>
    <style:style style:name="T55_10" style:family="text">
      <style:text-properties fo:font-weight="bold" style:font-weight-asian="bold" style:font-weight-complex="bold"/>
    </style:style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>
      <style:text-properties fo:font-weight="bold" style:font-weight-asian="bold" style:font-weight-complex="bold"/>
    </style:style>
    <style:style style:name="T55_21" style:family="text">
      <style:text-properties fo:font-weight="bold" style:font-weight-asian="bold" style:font-weight-complex="bold"/>
    </style:style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>
      <style:text-properties fo:font-weight="bold" style:font-weight-asian="bold" style:font-weight-complex="bold"/>
    </style:style>
    <style:style style:name="T55_30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>
      <style:text-properties fo:font-weight="bold" style:font-weight-asian="bold" style:font-weight-complex="bold"/>
    </style:style>
    <style:style style:name="T57_29" style:family="text">
      <style:text-properties fo:font-weight="bold" style:font-weight-asian="bold" style:font-weight-complex="bold"/>
    </style:style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>
      <style:text-properties fo:font-weight="bold" style:font-weight-asian="bold" style:font-weight-complex="bold"/>
    </style:style>
    <style:style style:name="T57_42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Heading_20_1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>
      <style:text-properties fo:font-weight="bold" style:font-weight-asian="bold" style:font-weight-complex="bold"/>
    </style:style>
    <style:style style:name="T61_51" style:family="text">
      <style:text-properties fo:font-weight="bold" style:font-weight-asian="bold" style:font-weight-complex="bold"/>
    </style:style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T61_57" style:family="text"/>
    <style:style style:name="T61_58" style:family="text"/>
    <style:style style:name="T61_59" style:family="text">
      <style:text-properties fo:font-weight="bold" style:font-weight-asian="bold" style:font-weight-complex="bold"/>
    </style:style>
    <style:style style:name="T61_60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Heading_20_1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>
      <style:text-properties fo:font-weight="bold" style:font-weight-asian="bold" style:font-weight-complex="bold"/>
    </style:style>
    <style:style style:name="T65_19" style:family="text">
      <style:text-properties fo:font-weight="bold" style:font-weight-asian="bold" style:font-weight-complex="bold"/>
    </style:style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>
      <style:text-properties fo:font-weight="bold" style:font-weight-asian="bold" style:font-weight-complex="bold"/>
    </style:style>
    <style:style style:name="T65_28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Heading_20_1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>
      <style:text-properties fo:font-weight="bold" style:font-weight-asian="bold" style:font-weight-complex="bold"/>
    </style:style>
    <style:style style:name="T69_13" style:family="text">
      <style:text-properties fo:font-weight="bold" style:font-weight-asian="bold" style:font-weight-complex="bold"/>
    </style:style>
    <style:style style:name="T69_14" style:family="text">
      <style:text-properties fo:font-weight="bold" style:font-weight-asian="bold" style:font-weight-complex="bold"/>
    </style:style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>
      <style:text-properties fo:font-weight="bold" style:font-weight-asian="bold" style:font-weight-complex="bold"/>
    </style:style>
    <style:style style:name="T71_25" style:family="text">
      <style:text-properties fo:font-weight="bold" style:font-weight-asian="bold" style:font-weight-complex="bold"/>
    </style:style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>
      <style:text-properties fo:font-weight="bold" style:font-weight-asian="bold" style:font-weight-complex="bold"/>
    </style:style>
    <style:style style:name="T71_34" style:family="text">
      <style:text-properties fo:font-weight="bold" style:font-weight-asian="bold" style:font-weight-complex="bold"/>
    </style:style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>
      <style:text-properties fo:font-weight="bold" style:font-weight-asian="bold" style:font-weight-complex="bold"/>
    </style:style>
    <style:style style:name="T71_41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>
      <style:text-properties fo:font-weight="bold" style:font-weight-asian="bold" style:font-weight-complex="bold"/>
    </style:style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>
      <style:text-properties fo:font-weight="bold" style:font-weight-asian="bold" style:font-weight-complex="bold"/>
    </style:style>
    <style:style style:name="T75_9" style:family="text">
      <style:text-properties fo:font-weight="bold" style:font-weight-asian="bold" style:font-weight-complex="bold"/>
    </style:style>
    <style:style style:name="T75_10" style:family="text">
      <style:text-properties fo:font-weight="bold" style:font-weight-asian="bold" style:font-weight-complex="bold"/>
    </style:style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>
      <style:text-properties fo:font-weight="bold" style:font-weight-asian="bold" style:font-weight-complex="bold"/>
    </style:style>
    <style:style style:name="T75_59" style:family="text">
      <style:text-properties fo:font-weight="bold" style:font-weight-asian="bold" style:font-weight-complex="bold"/>
    </style:style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T75_67" style:family="text"/>
    <style:style style:name="T75_68" style:family="text"/>
    <style:style style:name="T75_69" style:family="text"/>
    <style:style style:name="T75_70" style:family="text"/>
    <style:style style:name="T75_71" style:family="text">
      <style:text-properties fo:font-weight="bold" style:font-weight-asian="bold" style:font-weight-complex="bold"/>
    </style:style>
    <style:style style:name="T75_72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>
      <style:text-properties fo:font-weight="bold" style:font-weight-asian="bold" style:font-weight-complex="bold"/>
    </style:style>
    <style:style style:name="T77_9" style:family="text">
      <style:text-properties fo:font-weight="bold" style:font-weight-asian="bold" style:font-weight-complex="bold"/>
    </style:style>
    <style:style style:name="T77_10" style:family="text">
      <style:text-properties fo:font-weight="bold" style:font-weight-asian="bold" style:font-weight-complex="bold"/>
    </style:style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style:font-name="Droid Sans Mono" style:font-name-asian="Droid Sans Mono" style:font-name-complex="Droid Sans Mono"/>
    </style:style>
    <style:style style:name="T79_2" style:family="text">
      <style:text-properties style:font-name="Droid Sans Mono" style:font-name-asian="Droid Sans Mono" style:font-name-complex="Droid Sans Mono"/>
    </style:style>
    <style:style style:name="T79_3" style:family="text">
      <style:text-properties style:font-name="Droid Sans Mono" style:font-name-asian="Droid Sans Mono" style:font-name-complex="Droid Sans Mono"/>
    </style:style>
    <style:style style:name="T79_4" style:family="text">
      <style:text-properties style:font-name="Droid Sans Mono" style:font-name-asian="Droid Sans Mono" style:font-name-complex="Droid Sans Mono"/>
    </style:style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>
      <style:text-properties fo:font-weight="bold" style:font-weight-asian="bold" style:font-weight-complex="bold"/>
    </style:style>
    <style:style style:name="T83_39" style:family="text">
      <style:text-properties fo:font-weight="bold" style:font-weight-asian="bold" style:font-weight-complex="bold"/>
    </style:style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>
      <style:text-properties fo:font-weight="bold" style:font-weight-asian="bold" style:font-weight-complex="bold"/>
    </style:style>
    <style:style style:name="T83_52" style:family="text"/>
    <style:style style:name="P84" style:family="paragraph" style:parent-style-name="Standard">
      <style:paragraph-properties fo:break-before="auto" fo:line-height="115%" style:writing-mode="lr-tb"/>
    </style:style>
    <style:style style:name="P85" style:family="paragraph" style:parent-style-name="Heading_20_1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>
      <style:text-properties fo:font-weight="bold" style:font-weight-asian="bold" style:font-weight-complex="bold"/>
    </style:style>
    <style:style style:name="T87_7" style:family="text">
      <style:text-properties fo:font-weight="bold" style:font-weight-asian="bold" style:font-weight-complex="bold"/>
    </style:style>
    <style:style style:name="T87_8" style:family="text">
      <style:text-properties fo:font-weight="bold" style:font-weight-asian="bold" style:font-weight-complex="bold"/>
    </style:style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T87_26" style:family="text"/>
    <style:style style:name="T87_27" style:family="text"/>
    <style:style style:name="T87_28" style:family="text">
      <style:text-properties fo:font-weight="bold" style:font-weight-asian="bold" style:font-weight-complex="bold"/>
    </style:style>
    <style:style style:name="T87_29" style:family="text">
      <style:text-properties fo:font-weight="bold" style:font-weight-asian="bold" style:font-weight-complex="bold"/>
    </style:style>
    <style:style style:name="T87_30" style:family="text"/>
    <style:style style:name="T87_31" style:family="text"/>
    <style:style style:name="T87_32" style:family="text"/>
    <style:style style:name="T87_33" style:family="text"/>
    <style:style style:name="T87_34" style:family="text"/>
    <style:style style:name="T87_35" style:family="text"/>
    <style:style style:name="T87_36" style:family="text"/>
    <style:style style:name="T87_37" style:family="text">
      <style:text-properties fo:font-weight="bold" style:font-weight-asian="bold" style:font-weight-complex="bold"/>
    </style:style>
    <style:style style:name="T87_38" style:family="text"/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>
      <style:text-properties fo:font-weight="bold" style:font-weight-asian="bold" style:font-weight-complex="bold"/>
    </style:style>
    <style:style style:name="T89_23" style:family="text">
      <style:text-properties fo:font-weight="bold" style:font-weight-asian="bold" style:font-weight-complex="bold"/>
    </style:style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>
      <style:text-properties fo:font-weight="bold" style:font-weight-asian="bold" style:font-weight-complex="bold"/>
    </style:style>
    <style:style style:name="T91_11" style:family="text"/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>
      <style:text-properties fo:font-weight="bold" style:font-weight-asian="bold" style:font-weight-complex="bold"/>
    </style:style>
    <style:style style:name="T93_11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>
      <style:text-properties fo:font-weight="bold" style:font-weight-asian="bold" style:font-weight-complex="bold"/>
    </style:style>
    <style:style style:name="T95_11" style:family="text"/>
    <style:style style:name="P9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lrqlsj330uu1"/><text:bookmark-end text:name="h.lrqlsj330uu1"/><text:span text:style-name="T1_1">TTPS</text:span><text:span text:style-name="T1_2"><text:s/></text:span><text:span text:style-name="T1_3">Opción</text:span><text:span text:style-name="T1_4"><text:s/></text:span><text:span text:style-name="T1_5">Ruby</text:span></text:p>
      <text:p text:style-name="P2"><text:bookmark-start text:name="h.s11vr9mv3v94"/><text:bookmark-end text:name="h.s11vr9mv3v94"/><text:span text:style-name="T2_1">Práctica</text:span><text:span text:style-name="T2_2"><text:s/>1:<text:s/></text:span><text:span text:style-name="T2_3">git</text:span></text:p>
      <text:p text:style-name="P3"/>
      <text:h text:style-name="P4" text:outline-level="10"><text:bookmark-start text:name="h.c4f7i5j7l1b5"/><text:bookmark-end text:name="h.c4f7i5j7l1b5"/><text:span text:style-name="T4_1">Primeros</text:span><text:span text:style-name="T4_2"><text:s/></text:span><text:span text:style-name="T4_3">pasos</text:span></text:h>
      <text:p text:style-name="P5"/>
      <text:p text:style-name="P6"><text:span text:style-name="T6_1">Antes</text:span><text:span text:style-name="T6_2"><text:s/></text:span><text:span text:style-name="T6_3">de</text:span><text:span text:style-name="T6_4"><text:s/></text:span><text:span text:style-name="T6_5">comenzar</text:span><text:span text:style-name="T6_6"><text:s/></text:span><text:span text:style-name="T6_7">esta</text:span><text:span text:style-name="T6_8"><text:s/></text:span><text:span text:style-name="T6_9">práctica</text:span><text:span text:style-name="T6_10"><text:s/></text:span><text:span text:style-name="T6_11">es</text:span><text:span text:style-name="T6_12"><text:s/></text:span><text:span text:style-name="T6_13">necesario</text:span><text:span text:style-name="T6_14"><text:s/></text:span><text:span text:style-name="T6_15">tener</text:span><text:span text:style-name="T6_16"><text:s/></text:span><text:span text:style-name="T6_17">git</text:span><text:span text:style-name="T6_18"><text:s/></text:span><text:span text:style-name="T6_19">instalado</text:span><text:span text:style-name="T6_20">.<text:s/></text:span><text:span text:style-name="T6_21">Asegurate</text:span><text:span text:style-name="T6_22"><text:s/></text:span><text:span text:style-name="T6_23">que</text:span><text:span text:style-name="T6_24"><text:s/></text:span><text:span text:style-name="T6_25">tengas</text:span><text:span text:style-name="T6_26"><text:s/></text:span><text:span text:style-name="T6_27">git</text:span><text:span text:style-name="T6_28"><text:s/></text:span><text:span text:style-name="T6_29">instalado</text:span><text:span text:style-name="T6_30"><text:s/></text:span><text:span text:style-name="T6_31">ejecutando</text:span><text:span text:style-name="T6_32"><text:s/></text:span><text:span text:style-name="T6_33">el</text:span><text:span text:style-name="T6_34"><text:s/></text:span><text:span text:style-name="T6_35">siguiente</text:span><text:span text:style-name="T6_36"><text:s/></text:span><text:span text:style-name="T6_37">comando</text:span><text:span text:style-name="T6_38">:</text:span></text:p>
      <text:p text:style-name="P7"/>
      <text:p text:style-name="P8"><text:span text:style-name="T8_1">$<text:s/></text:span><text:span text:style-name="T8_2">sudo</text:span><text:span text:style-name="T8_3"><text:s/></text:span><text:span text:style-name="T8_4">apt</text:span><text:span text:style-name="T8_5">-</text:span><text:span text:style-name="T8_6">get</text:span><text:span text:style-name="T8_7"><text:s/></text:span><text:span text:style-name="T8_8">install</text:span><text:span text:style-name="T8_9"><text:s/></text:span><text:span text:style-name="T8_10">git</text:span></text:p>
      <text:p text:style-name="P9"/>
      <text:h text:style-name="P10" text:outline-level="10"><text:bookmark-start text:name="h.ajq58knz9ryx"/><text:bookmark-end text:name="h.ajq58knz9ryx"/><text:span text:style-name="T10_1">Obteniendo</text:span><text:span text:style-name="T10_2"><text:s/></text:span><text:span text:style-name="T10_3">ayuda</text:span></text:h>
      <text:p text:style-name="P11"/>
      <text:p text:style-name="P12"><text:span text:style-name="T12_1">Para</text:span><text:span text:style-name="T12_2"><text:s/></text:span><text:span text:style-name="T12_3">cualquier</text:span><text:span text:style-name="T12_4"><text:s/></text:span><text:span text:style-name="T12_5">comando</text:span><text:span text:style-name="T12_6"><text:s/></text:span><text:span text:style-name="T12_7">de</text:span><text:span text:style-name="T12_8"><text:s/></text:span><text:span text:style-name="T12_9">git</text:span><text:span text:style-name="T12_10"><text:s/></text:span><text:span text:style-name="T12_11">podés</text:span><text:span text:style-name="T12_12"><text:s/></text:span><text:span text:style-name="T12_13">usar</text:span><text:span text:style-name="T12_14"><text:s/></text:span><text:span text:style-name="T12_15">el</text:span><text:span text:style-name="T12_16"><text:s/></text:span><text:span text:style-name="T12_17">subcomando</text:span><text:span text:style-name="T12_18"><text:s/></text:span><text:span text:style-name="T12_19">help</text:span><text:span text:style-name="T12_20">.<text:s/></text:span><text:span text:style-name="T12_21">Por</text:span><text:span text:style-name="T12_22"><text:s/></text:span><text:span text:style-name="T12_23">ejemplo</text:span><text:span text:style-name="T12_24">:</text:span></text:p>
      <text:p text:style-name="P13"/>
      <text:p text:style-name="P14"><text:span text:style-name="T14_1">$<text:s/></text:span><text:span text:style-name="T14_2">git</text:span><text:span text:style-name="T14_3"><text:s/></text:span><text:span text:style-name="T14_4">help</text:span><text:span text:style-name="T14_5"><text:s/></text:span><text:span text:style-name="T14_6">status</text:span></text:p>
      <text:p text:style-name="P15"/>
      <text:p text:style-name="P16"><text:span text:style-name="T16_1">nos</text:span><text:span text:style-name="T16_2"><text:s/></text:span><text:span text:style-name="T16_3">va</text:span><text:span text:style-name="T16_4"><text:s/></text:span><text:span text:style-name="T16_5">a</text:span><text:span text:style-name="T16_6"><text:s/></text:span><text:span text:style-name="T16_7">mostrar</text:span><text:span text:style-name="T16_8"><text:s/></text:span><text:span text:style-name="T16_9">las</text:span><text:span text:style-name="T16_10"><text:s/></text:span><text:span text:style-name="T16_11">opciones</text:span><text:span text:style-name="T16_12"><text:s/></text:span><text:span text:style-name="T16_13">del</text:span><text:span text:style-name="T16_14"><text:s/></text:span><text:span text:style-name="T16_15">subcomando</text:span><text:span text:style-name="T16_16"><text:s/></text:span><text:span text:style-name="T16_17">status</text:span><text:span text:style-name="T16_18">.</text:span></text:p>
      <text:p text:style-name="P17"/>
      <text:p text:style-name="P18"><text:span text:style-name="T18_1">Otro</text:span><text:span text:style-name="T18_2"><text:s/></text:span><text:span text:style-name="T18_3">punto</text:span><text:span text:style-name="T18_4"><text:s/></text:span><text:span text:style-name="T18_5">a</text:span><text:span text:style-name="T18_6"><text:s/></text:span><text:span text:style-name="T18_7">tener</text:span><text:span text:style-name="T18_8"><text:s/></text:span><text:span text:style-name="T18_9">en</text:span><text:span text:style-name="T18_10"><text:s/></text:span><text:span text:style-name="T18_11">cuenta</text:span><text:span text:style-name="T18_12"><text:s/></text:span><text:span text:style-name="T18_13">es</text:span><text:span text:style-name="T18_14"><text:s/></text:span><text:span text:style-name="T18_15">la</text:span><text:span text:style-name="T18_16"><text:s/></text:span><text:span text:style-name="T18_17">salida</text:span><text:span text:style-name="T18_18"><text:s/></text:span><text:span text:style-name="T18_19">del</text:span><text:span text:style-name="T18_20"><text:s/></text:span><text:span text:style-name="T18_21">subcomando</text:span><text:span text:style-name="T18_22"><text:s/></text:span><text:span text:style-name="T18_23">status</text:span><text:span text:style-name="T18_24">.<text:s/></text:span><text:span text:style-name="T18_25">Dicha</text:span><text:span text:style-name="T18_26"><text:s/></text:span><text:span text:style-name="T18_27">salida</text:span><text:span text:style-name="T18_28"><text:s/></text:span><text:span text:style-name="T18_29">es</text:span><text:span text:style-name="T18_30"><text:s/></text:span><text:span text:style-name="T18_31">sumamente</text:span><text:span text:style-name="T18_32"><text:s/></text:span><text:span text:style-name="T18_33">detallada</text:span><text:span text:style-name="T18_34"><text:s/></text:span><text:span text:style-name="T18_35">respecto</text:span><text:span text:style-name="T18_36"><text:s/></text:span><text:span text:style-name="T18_37">de</text:span><text:span text:style-name="T18_38"><text:s/></text:span><text:span text:style-name="T18_39">las</text:span><text:span text:style-name="T18_40"><text:s/></text:span><text:span text:style-name="T18_41">acciones</text:span><text:span text:style-name="T18_42"><text:s/></text:span><text:span text:style-name="T18_43">que</text:span><text:span text:style-name="T18_44"><text:s/></text:span><text:span text:style-name="T18_45">se</text:span><text:span text:style-name="T18_46"><text:s/></text:span><text:span text:style-name="T18_47">pueden</text:span><text:span text:style-name="T18_48"><text:s/></text:span><text:span text:style-name="T18_49">hacer</text:span><text:span text:style-name="T18_50">.<text:s/></text:span><text:span text:style-name="T18_51">Prestale</text:span><text:span text:style-name="T18_52"><text:s/></text:span><text:span text:style-name="T18_53">atención</text:span><text:span text:style-name="T18_54">!</text:span></text:p>
      <text:p text:style-name="P19"/>
      <text:h text:style-name="P20" text:outline-level="10"><text:bookmark-start text:name="h.5minmtf9yxis"/><text:bookmark-end text:name="h.5minmtf9yxis"/><text:span text:style-name="T20_1">Estados</text:span><text:span text:style-name="T20_2"><text:s/></text:span><text:span text:style-name="T20_3">de</text:span><text:span text:style-name="T20_4"><text:s/></text:span><text:span text:style-name="T20_5">git</text:span></text:h>
      <text:p text:style-name="P21"/>
      <text:p text:style-name="P22"><text:span text:style-name="T22_1">¿</text:span><text:span text:style-name="T22_2">Cuales</text:span><text:span text:style-name="T22_3"><text:s/></text:span><text:span text:style-name="T22_4">son</text:span><text:span text:style-name="T22_5"><text:s/></text:span><text:span text:style-name="T22_6">los</text:span><text:span text:style-name="T22_7"><text:s/>3<text:s/></text:span><text:span text:style-name="T22_8">estados</text:span><text:span text:style-name="T22_9">?<text:s/>¿</text:span><text:span text:style-name="T22_10">Qué</text:span><text:span text:style-name="T22_11"><text:s/></text:span><text:span text:style-name="T22_12">significa</text:span><text:span text:style-name="T22_13"><text:s/></text:span><text:span text:style-name="T22_14">cada</text:span><text:span text:style-name="T22_15"><text:s/></text:span><text:span text:style-name="T22_16">uno</text:span><text:span text:style-name="T22_17">?</text:span></text:p>
      <text:p text:style-name="P23"/>
      <text:h text:style-name="P24" text:outline-level="10"><text:bookmark-start text:name="h.tgnork66swu4"/><text:bookmark-end text:name="h.tgnork66swu4"/><text:span text:style-name="T24_1">Setup</text:span><text:span text:style-name="T24_2"><text:s/></text:span><text:span text:style-name="T24_3">inicial</text:span></text:h>
      <text:p text:style-name="P25"/>
      <text:p text:style-name="P26"><text:span text:style-name="T26_1">Antes</text:span><text:span text:style-name="T26_2"><text:s/></text:span><text:span text:style-name="T26_3">de</text:span><text:span text:style-name="T26_4"><text:s/></text:span><text:span text:style-name="T26_5">hacer</text:span><text:span text:style-name="T26_6"><text:s/></text:span><text:span text:style-name="T26_7">nada</text:span><text:span text:style-name="T26_8">,<text:s/></text:span><text:span text:style-name="T26_9">es</text:span><text:span text:style-name="T26_10"><text:s/></text:span><text:span text:style-name="T26_11">necesario</text:span><text:span text:style-name="T26_12"><text:s/></text:span><text:span text:style-name="T26_13">hacer</text:span><text:span text:style-name="T26_14"><text:s/></text:span><text:span text:style-name="T26_15">un</text:span><text:span text:style-name="T26_16"><text:s/></text:span><text:span text:style-name="T26_17">setup</text:span><text:span text:style-name="T26_18"><text:s/></text:span><text:span text:style-name="T26_19">inicial</text:span><text:span text:style-name="T26_20"><text:s/></text:span><text:span text:style-name="T26_21">de</text:span><text:span text:style-name="T26_22"><text:s/></text:span><text:span text:style-name="T26_23">git</text:span><text:span text:style-name="T26_24">.<text:s/></text:span><text:span text:style-name="T26_25">En</text:span><text:span text:style-name="T26_26"><text:s/></text:span><text:span text:style-name="T26_27">dicho</text:span><text:span text:style-name="T26_28"><text:s/></text:span><text:span text:style-name="T26_29">setup</text:span><text:span text:style-name="T26_30">,<text:s/></text:span><text:span text:style-name="T26_31">vamos</text:span><text:span text:style-name="T26_32"><text:s/></text:span><text:span text:style-name="T26_33">a</text:span><text:span text:style-name="T26_34"><text:s/></text:span><text:span text:style-name="T26_35">decirle</text:span><text:span text:style-name="T26_36"><text:s/></text:span><text:span text:style-name="T26_37">a</text:span><text:span text:style-name="T26_38"><text:s/></text:span><text:span text:style-name="T26_39">git</text:span><text:span text:style-name="T26_40"><text:s/></text:span><text:span text:style-name="T26_41">nuestra</text:span><text:span text:style-name="T26_42"><text:s/></text:span><text:span text:style-name="T26_43">identidad</text:span><text:span text:style-name="T26_44"><text:s/></text:span><text:span text:style-name="T26_45">y</text:span><text:span text:style-name="T26_46"><text:s/></text:span><text:span text:style-name="T26_47">cuales</text:span><text:span text:style-name="T26_48"><text:s/></text:span><text:span text:style-name="T26_49">son</text:span><text:span text:style-name="T26_50"><text:s/></text:span><text:span text:style-name="T26_51">nuestras</text:span><text:span text:style-name="T26_52"><text:s/></text:span><text:span text:style-name="T26_53">herramientas</text:span><text:span text:style-name="T26_54"><text:s/></text:span><text:span text:style-name="T26_55">de</text:span><text:span text:style-name="T26_56"><text:s/></text:span><text:span text:style-name="T26_57">preferencia</text:span><text:span text:style-name="T26_58">.<text:s/></text:span><text:span text:style-name="T26_59">En</text:span><text:span text:style-name="T26_60"><text:s/></text:span><text:span text:style-name="T26_61">primer</text:span><text:span text:style-name="T26_62"><text:s/></text:span><text:span text:style-name="T26_63">lugar</text:span><text:span text:style-name="T26_64">,<text:s/></text:span><text:span text:style-name="T26_65">vamos</text:span><text:span text:style-name="T26_66"><text:s/></text:span><text:span text:style-name="T26_67">a</text:span><text:span text:style-name="T26_68"><text:s/></text:span><text:span text:style-name="T26_69">decirle</text:span><text:span text:style-name="T26_70"><text:s/></text:span><text:span text:style-name="T26_71">a</text:span><text:span text:style-name="T26_72"><text:s/></text:span><text:span text:style-name="T26_73">git</text:span><text:span text:style-name="T26_74"><text:s/></text:span><text:span text:style-name="T26_75">cual</text:span><text:span text:style-name="T26_76"><text:s/></text:span><text:span text:style-name="T26_77">es</text:span><text:span text:style-name="T26_78"><text:s/></text:span><text:span text:style-name="T26_79">nuestro</text:span><text:span text:style-name="T26_80"><text:s/></text:span><text:span text:style-name="T26_81">nombre</text:span><text:span text:style-name="T26_82">:</text:span></text:p>
      <text:p text:style-name="P27"/>
      <text:p text:style-name="P28"><text:span text:style-name="T28_1">$<text:s/></text:span><text:span text:style-name="T28_2">git</text:span><text:span text:style-name="T28_3"><text:s/></text:span><text:span text:style-name="T28_4">config</text:span><text:span text:style-name="T28_5"><text:s/>--</text:span><text:span text:style-name="T28_6">global</text:span><text:span text:style-name="T28_7"><text:s/></text:span><text:span text:style-name="T28_8">user</text:span><text:span text:style-name="T28_9">.</text:span><text:span text:style-name="T28_10">name</text:span><text:span text:style-name="T28_11"><text:s/>“</text:span><text:span text:style-name="T28_12">Nombre</text:span><text:span text:style-name="T28_13"><text:s/></text:span><text:span text:style-name="T28_14">Completo</text:span><text:span text:style-name="T28_15">”</text:span></text:p>
      <text:p text:style-name="P29"/>
      <text:p text:style-name="P30"><text:span text:style-name="T30_1">y</text:span><text:span text:style-name="T30_2"><text:s/></text:span><text:span text:style-name="T30_3">nuestro</text:span><text:span text:style-name="T30_4"><text:s/></text:span><text:span text:style-name="T30_5">email</text:span><text:span text:style-name="T30_6">:</text:span></text:p>
      <text:p text:style-name="P31"/>
      <text:p text:style-name="P32"><text:span text:style-name="T32_1">$<text:s/></text:span><text:span text:style-name="T32_2">git</text:span><text:span text:style-name="T32_3"><text:s/></text:span><text:span text:style-name="T32_4">config</text:span><text:span text:style-name="T32_5"><text:s/>--</text:span><text:span text:style-name="T32_6">global</text:span><text:span text:style-name="T32_7"><text:s/></text:span><text:span text:style-name="T32_8">user</text:span><text:span text:style-name="T32_9">.</text:span><text:span text:style-name="T32_10">email</text:span><text:span text:style-name="T32_11"><text:s/>“</text:span><text:span text:style-name="T32_12"><text:a xlink:type="simple" xlink:href="mailto:nombrecompleto@gmail.com"><text:span text:style-name="T32_13">nombrecompleto</text:span></text:a></text:span><text:span text:style-name="T32_14"><text:a xlink:type="simple" xlink:href="mailto:nombrecompleto@gmail.com"><text:span text:style-name="T32_15">@</text:span></text:a></text:span><text:span text:style-name="T32_16"><text:a xlink:type="simple" xlink:href="mailto:nombrecompleto@gmail.com"><text:span text:style-name="T32_17">gmail</text:span></text:a></text:span><text:span text:style-name="T32_18"><text:a xlink:type="simple" xlink:href="mailto:nombrecompleto@gmail.com"><text:span text:style-name="T32_19">.</text:span></text:a></text:span><text:span text:style-name="T32_20"><text:a xlink:type="simple" xlink:href="mailto:nombrecompleto@gmail.com"><text:span text:style-name="T32_21">com</text:span></text:a></text:span><text:span text:style-name="T32_22">”</text:span></text:p>
      <text:p text:style-name="P33"/>
      <text:p text:style-name="P34"><text:span text:style-name="T34_1">Luego</text:span><text:span text:style-name="T34_2">,<text:s/></text:span><text:span text:style-name="T34_3">le</text:span><text:span text:style-name="T34_4"><text:s/></text:span><text:span text:style-name="T34_5">vamos</text:span><text:span text:style-name="T34_6"><text:s/></text:span><text:span text:style-name="T34_7">a</text:span><text:span text:style-name="T34_8"><text:s/></text:span><text:span text:style-name="T34_9">decir</text:span><text:span text:style-name="T34_10"><text:s/></text:span><text:span text:style-name="T34_11">a</text:span><text:span text:style-name="T34_12"><text:s/></text:span><text:span text:style-name="T34_13">git</text:span><text:span text:style-name="T34_14"><text:s/></text:span><text:span text:style-name="T34_15">cual</text:span><text:span text:style-name="T34_16"><text:s/></text:span><text:span text:style-name="T34_17">es</text:span><text:span text:style-name="T34_18"><text:s/></text:span><text:span text:style-name="T34_19">nuestro</text:span><text:span text:style-name="T34_20"><text:s/></text:span><text:span text:style-name="T34_21">editor</text:span><text:span text:style-name="T34_22"><text:s/></text:span><text:span text:style-name="T34_23">de</text:span><text:span text:style-name="T34_24"><text:s/></text:span><text:span text:style-name="T34_25">texto</text:span><text:span text:style-name="T34_26"><text:s/></text:span><text:span text:style-name="T34_27">preferido</text:span><text:span text:style-name="T34_28">:</text:span></text:p>
      <text:p text:style-name="P35"/>
      <text:p text:style-name="P36"><text:span text:style-name="T36_1">$<text:s/></text:span><text:span text:style-name="T36_2">git</text:span><text:span text:style-name="T36_3"><text:s/></text:span><text:span text:style-name="T36_4">config</text:span><text:span text:style-name="T36_5"><text:s/>--</text:span><text:span text:style-name="T36_6">global</text:span><text:span text:style-name="T36_7"><text:s/></text:span><text:span text:style-name="T36_8">core</text:span><text:span text:style-name="T36_9">.</text:span><text:span text:style-name="T36_10">editor</text:span><text:span text:style-name="T36_11"><text:s/></text:span><text:span text:style-name="T36_12">vim</text:span></text:p>
      <text:p text:style-name="P37"/>
      <text:p text:style-name="P38"><text:span text:style-name="T38_1">y</text:span><text:span text:style-name="T38_2"><text:s/></text:span><text:span text:style-name="T38_3">nuestra</text:span><text:span text:style-name="T38_4"><text:s/></text:span><text:span text:style-name="T38_5">herramienta</text:span><text:span text:style-name="T38_6"><text:s/></text:span><text:span text:style-name="T38_7">de</text:span><text:span text:style-name="T38_8"><text:s/></text:span><text:span text:style-name="T38_9">diff</text:span><text:span text:style-name="T38_10"><text:s/></text:span><text:span text:style-name="T38_11">preferida</text:span><text:span text:style-name="T38_12">:</text:span></text:p>
      <text:p text:style-name="P39"/>
      <text:p text:style-name="P40"><text:span text:style-name="T40_1">$<text:s/></text:span><text:span text:style-name="T40_2">git</text:span><text:span text:style-name="T40_3"><text:s/></text:span><text:span text:style-name="T40_4">config</text:span><text:span text:style-name="T40_5"><text:s/>--</text:span><text:span text:style-name="T40_6">global</text:span><text:span text:style-name="T40_7"><text:s/></text:span><text:span text:style-name="T40_8">merge</text:span><text:span text:style-name="T40_9">.</text:span><text:span text:style-name="T40_10">tool</text:span><text:span text:style-name="T40_11"><text:s/></text:span><text:span text:style-name="T40_12">vimdiff</text:span></text:p>
      <text:p text:style-name="P41"/>
      <text:p text:style-name="P42"><text:span text:style-name="T42_1">Como</text:span><text:span text:style-name="T42_2"><text:s/></text:span><text:span text:style-name="T42_3">se</text:span><text:span text:style-name="T42_4"><text:s/></text:span><text:span text:style-name="T42_5">puede</text:span><text:span text:style-name="T42_6"><text:s/></text:span><text:span text:style-name="T42_7">observar</text:span><text:span text:style-name="T42_8">,<text:s/></text:span><text:span text:style-name="T42_9">las</text:span><text:span text:style-name="T42_10"><text:s/></text:span><text:span text:style-name="T42_11">preferencias</text:span><text:span text:style-name="T42_12"><text:s/></text:span><text:span text:style-name="T42_13">fueron</text:span><text:span text:style-name="T42_14"><text:s/></text:span><text:span text:style-name="T42_15">configuradas</text:span><text:span text:style-name="T42_16"><text:s/></text:span><text:span text:style-name="T42_17">de</text:span><text:span text:style-name="T42_18"><text:s/></text:span><text:span text:style-name="T42_19">forma</text:span><text:span text:style-name="T42_20"><text:s/></text:span><text:span text:style-name="T42_21">global</text:span><text:span text:style-name="T42_22">,<text:s/></text:span><text:span text:style-name="T42_23">lo</text:span><text:span text:style-name="T42_24"><text:s/></text:span><text:span text:style-name="T42_25">que</text:span><text:span text:style-name="T42_26"><text:s/></text:span><text:span text:style-name="T42_27">significa</text:span><text:span text:style-name="T42_28"><text:s/></text:span><text:span text:style-name="T42_29">que</text:span><text:span text:style-name="T42_30"><text:s/></text:span><text:span text:style-name="T42_31">pueden</text:span><text:span text:style-name="T42_32"><text:s/></text:span><text:span text:style-name="T42_33">ser</text:span><text:span text:style-name="T42_34"><text:s/></text:span><text:span text:style-name="T42_35">sobreescritas</text:span><text:span text:style-name="T42_36"><text:s/></text:span><text:span text:style-name="T42_37">de</text:span><text:span text:style-name="T42_38"><text:s/></text:span><text:span text:style-name="T42_39">forma</text:span><text:span text:style-name="T42_40"><text:s/></text:span><text:span text:style-name="T42_41">local</text:span><text:span text:style-name="T42_42">.<text:s/></text:span></text:p>
      <text:p text:style-name="P43"/>
      <text:h text:style-name="P44" text:outline-level="10"><text:bookmark-start text:name="h.e7mgflxsupv1"/><text:bookmark-end text:name="h.e7mgflxsupv1"/><text:span text:style-name="T44_1">Creando</text:span><text:span text:style-name="T44_2"><text:s/></text:span><text:span text:style-name="T44_3">un</text:span><text:span text:style-name="T44_4"><text:s/></text:span><text:span text:style-name="T44_5">repositorio</text:span></text:h>
      <text:p text:style-name="P45"/>
      <text:p text:style-name="P46"><text:span text:style-name="T46_1">1<text:s/>-<text:s/></text:span><text:span text:style-name="T46_2">Crea</text:span><text:span text:style-name="T46_3"><text:s/></text:span><text:span text:style-name="T46_4">un</text:span><text:span text:style-name="T46_5"><text:s/></text:span><text:span text:style-name="T46_6">directorio</text:span><text:span text:style-name="T46_7"><text:s/></text:span><text:span text:style-name="T46_8">llamado</text:span><text:span text:style-name="T46_9"><text:s/></text:span><text:span text:style-name="T46_10">first</text:span><text:span text:style-name="T46_11">_</text:span><text:span text:style-name="T46_12">repo</text:span></text:p>
      <text:p text:style-name="P47"><text:span text:style-name="T47_1">2<text:s/>-<text:s/></text:span><text:span text:style-name="T47_2">Inicializá</text:span><text:span text:style-name="T47_3"><text:s/></text:span><text:span text:style-name="T47_4">un</text:span><text:span text:style-name="T47_5"><text:s/></text:span><text:span text:style-name="T47_6">repositorio</text:span><text:span text:style-name="T47_7"><text:s/></text:span><text:span text:style-name="T47_8">git</text:span><text:span text:style-name="T47_9"><text:s/></text:span><text:span text:style-name="T47_10">en</text:span><text:span text:style-name="T47_11"><text:s/></text:span><text:span text:style-name="T47_12">el</text:span><text:span text:style-name="T47_13"><text:s/></text:span><text:span text:style-name="T47_14">directorio</text:span><text:span text:style-name="T47_15"><text:s/></text:span><text:span text:style-name="T47_16">first</text:span><text:span text:style-name="T47_17">_</text:span><text:span text:style-name="T47_18">repo</text:span></text:p>
      <text:p text:style-name="P48"/>
      <text:h text:style-name="P49" text:outline-level="10"><text:bookmark-start text:name="h.jqc4ggnttxio"/><text:bookmark-end text:name="h.jqc4ggnttxio"/><text:span text:style-name="T49_1">Agregando</text:span><text:span text:style-name="T49_2"><text:s/></text:span><text:span text:style-name="T49_3">archivos</text:span></text:h>
      <text:p text:style-name="P50"/>
      <text:p text:style-name="P51"><text:span text:style-name="T51_1">3<text:s/>-<text:s/></text:span><text:span text:style-name="T51_2">Crea</text:span><text:span text:style-name="T51_3"><text:s/></text:span><text:span text:style-name="T51_4">el</text:span><text:span text:style-name="T51_5"><text:s/></text:span><text:span text:style-name="T51_6">archivo</text:span><text:span text:style-name="T51_7"><text:s/></text:span><text:span text:style-name="T51_8">README</text:span><text:span text:style-name="T51_9">.</text:span><text:span text:style-name="T51_10">md</text:span><text:span text:style-name="T51_11"><text:s/>(</text:span><text:span text:style-name="T51_12">la</text:span><text:span text:style-name="T51_13"><text:s/></text:span><text:span text:style-name="T51_14">extensión</text:span><text:span text:style-name="T51_15"><text:s/></text:span><text:span text:style-name="T51_16">md</text:span><text:span text:style-name="T51_17"><text:s/></text:span><text:span text:style-name="T51_18">significa</text:span><text:span text:style-name="T51_19"><text:s/></text:span><text:span text:style-name="T51_20">que</text:span><text:span text:style-name="T51_21"><text:s/></text:span><text:span text:style-name="T51_22">el</text:span><text:span text:style-name="T51_23"><text:s/></text:span><text:span text:style-name="T51_24">archivo</text:span><text:span text:style-name="T51_25"><text:s/></text:span><text:span text:style-name="T51_26">está</text:span><text:span text:style-name="T51_27"><text:s/></text:span><text:span text:style-name="T51_28">escrito</text:span><text:span text:style-name="T51_29"><text:s/></text:span><text:span text:style-name="T51_30">en</text:span><text:span text:style-name="T51_31"><text:s/></text:span><text:span text:style-name="T51_32">markdown</text:span><text:span text:style-name="T51_33">)<text:s/></text:span><text:span text:style-name="T51_34">con</text:span><text:span text:style-name="T51_35"><text:s/></text:span><text:span text:style-name="T51_36">el</text:span><text:span text:style-name="T51_37"><text:s/></text:span><text:span text:style-name="T51_38">siguiente</text:span><text:span text:style-name="T51_39"><text:s/></text:span><text:span text:style-name="T51_40">texto</text:span><text:span text:style-name="T51_41">:</text:span></text:p>
      <text:p text:style-name="P52"/>
      <text:p text:style-name="P53"><text:span text:style-name="T53_1">#<text:s/></text:span><text:span text:style-name="T53_2">First</text:span><text:span text:style-name="T53_3"><text:s/></text:span><text:span text:style-name="T53_4">repo</text:span></text:p>
      <text:p text:style-name="P54"/>
      <text:p text:style-name="P55"><text:span text:style-name="T55_1">4<text:s/>-<text:s/></text:span><text:span text:style-name="T55_2">Agregá</text:span><text:span text:style-name="T55_3"><text:s/></text:span><text:span text:style-name="T55_4">el</text:span><text:span text:style-name="T55_5"><text:s/></text:span><text:span text:style-name="T55_6">archivo</text:span><text:span text:style-name="T55_7"><text:s/></text:span><text:span text:style-name="T55_8">README</text:span><text:span text:style-name="T55_9">.</text:span><text:span text:style-name="T55_10">md</text:span><text:span text:style-name="T55_11"><text:s/></text:span><text:span text:style-name="T55_12">al</text:span><text:span text:style-name="T55_13"><text:s/></text:span><text:span text:style-name="T55_14">área</text:span><text:span text:style-name="T55_15"><text:s/></text:span><text:span text:style-name="T55_16">de</text:span><text:span text:style-name="T55_17"><text:s/></text:span><text:span text:style-name="T55_18">staging</text:span><text:span text:style-name="T55_19">.<text:s/></text:span><text:span text:style-name="T55_20">Ayuda</text:span><text:span text:style-name="T55_21">:</text:span><text:span text:style-name="T55_22"><text:s/></text:span><text:span text:style-name="T55_23">mirá</text:span><text:span text:style-name="T55_24"><text:s/></text:span><text:span text:style-name="T55_25">el</text:span><text:span text:style-name="T55_26"><text:s/></text:span><text:span text:style-name="T55_27">subcomando</text:span><text:span text:style-name="T55_28"><text:s/></text:span><text:span text:style-name="T55_29">add</text:span><text:span text:style-name="T55_30">.</text:span></text:p>
      <text:p text:style-name="P56"/>
      <text:p text:style-name="P57"><text:span text:style-name="T57_1">5<text:s/>-<text:s/>¿</text:span><text:span text:style-name="T57_2">Cómo</text:span><text:span text:style-name="T57_3"><text:s/></text:span><text:span text:style-name="T57_4">te</text:span><text:span text:style-name="T57_5"><text:s/></text:span><text:span text:style-name="T57_6">das</text:span><text:span text:style-name="T57_7"><text:s/></text:span><text:span text:style-name="T57_8">cuenta</text:span><text:span text:style-name="T57_9"><text:s/></text:span><text:span text:style-name="T57_10">que</text:span><text:span text:style-name="T57_11"><text:s/></text:span><text:span text:style-name="T57_12">el</text:span><text:span text:style-name="T57_13"><text:s/></text:span><text:span text:style-name="T57_14">archivo</text:span><text:span text:style-name="T57_15"><text:s/></text:span><text:span text:style-name="T57_16">está</text:span><text:span text:style-name="T57_17"><text:s/></text:span><text:span text:style-name="T57_18">en</text:span><text:span text:style-name="T57_19"><text:s/></text:span><text:span text:style-name="T57_20">el</text:span><text:span text:style-name="T57_21"><text:s/></text:span><text:span text:style-name="T57_22">área</text:span><text:span text:style-name="T57_23"><text:s/></text:span><text:span text:style-name="T57_24">de</text:span><text:span text:style-name="T57_25"><text:s/></text:span><text:span text:style-name="T57_26">staging</text:span><text:span text:style-name="T57_27">?<text:s/></text:span><text:span text:style-name="T57_28">Ayuda</text:span><text:span text:style-name="T57_29">:</text:span><text:span text:style-name="T57_30"><text:s/></text:span><text:span text:style-name="T57_31">mirá</text:span><text:span text:style-name="T57_32"><text:s/></text:span><text:span text:style-name="T57_33">la</text:span><text:span text:style-name="T57_34"><text:s/></text:span><text:span text:style-name="T57_35">salida</text:span><text:span text:style-name="T57_36"><text:s/></text:span><text:span text:style-name="T57_37">del</text:span><text:span text:style-name="T57_38"><text:s/></text:span><text:span text:style-name="T57_39">subcomando</text:span><text:span text:style-name="T57_40"><text:s/></text:span><text:span text:style-name="T57_41">status</text:span><text:span text:style-name="T57_42">.</text:span></text:p>
      <text:p text:style-name="P58"/>
      <text:h text:style-name="P59" text:outline-level="10"><text:bookmark-start text:name="h.o6dmztq50yc5"/><text:bookmark-end text:name="h.o6dmztq50yc5"/><text:span text:style-name="T59_1">Comitiendo</text:span><text:span text:style-name="T59_2"><text:s/></text:span><text:span text:style-name="T59_3">los</text:span><text:span text:style-name="T59_4"><text:s/></text:span><text:span text:style-name="T59_5">cambios</text:span></text:h>
      <text:p text:style-name="P60"/>
      <text:p text:style-name="P61"><text:span text:style-name="T61_1">6<text:s/>-<text:s/></text:span><text:span text:style-name="T61_2">Los</text:span><text:span text:style-name="T61_3"><text:s/></text:span><text:span text:style-name="T61_4">archivos</text:span><text:span text:style-name="T61_5"><text:s/></text:span><text:span text:style-name="T61_6">ya</text:span><text:span text:style-name="T61_7"><text:s/></text:span><text:span text:style-name="T61_8">están</text:span><text:span text:style-name="T61_9"><text:s/></text:span><text:span text:style-name="T61_10">agregados</text:span><text:span text:style-name="T61_11"><text:s/></text:span><text:span text:style-name="T61_12">al</text:span><text:span text:style-name="T61_13"><text:s/></text:span><text:span text:style-name="T61_14">área</text:span><text:span text:style-name="T61_15"><text:s/></text:span><text:span text:style-name="T61_16">de</text:span><text:span text:style-name="T61_17"><text:s/></text:span><text:span text:style-name="T61_18">staging</text:span><text:span text:style-name="T61_19">,<text:s/></text:span><text:span text:style-name="T61_20">lo</text:span><text:span text:style-name="T61_21"><text:s/></text:span><text:span text:style-name="T61_22">que</text:span><text:span text:style-name="T61_23"><text:s/></text:span><text:span text:style-name="T61_24">queremos</text:span><text:span text:style-name="T61_25"><text:s/></text:span><text:span text:style-name="T61_26">hacer</text:span><text:span text:style-name="T61_27"><text:s/></text:span><text:span text:style-name="T61_28">ahora</text:span><text:span text:style-name="T61_29"><text:s/></text:span><text:span text:style-name="T61_30">es</text:span><text:span text:style-name="T61_31"><text:s/></text:span><text:span text:style-name="T61_32">crear</text:span><text:span text:style-name="T61_33"><text:s/></text:span><text:span text:style-name="T61_34">un</text:span><text:span text:style-name="T61_35"><text:s/></text:span><text:span text:style-name="T61_36">commit</text:span><text:span text:style-name="T61_37"><text:s/></text:span><text:span text:style-name="T61_38">y</text:span><text:span text:style-name="T61_39"><text:s/></text:span><text:span text:style-name="T61_40">guardarlo</text:span><text:span text:style-name="T61_41"><text:s/></text:span><text:span text:style-name="T61_42">en</text:span><text:span text:style-name="T61_43"><text:s/></text:span><text:span text:style-name="T61_44">el</text:span><text:span text:style-name="T61_45"><text:s/></text:span><text:span text:style-name="T61_46">repositorio</text:span><text:span text:style-name="T61_47"><text:s/></text:span><text:span text:style-name="T61_48">git</text:span><text:span text:style-name="T61_49">.<text:s/></text:span><text:span text:style-name="T61_50">Ayuda</text:span><text:span text:style-name="T61_51">:</text:span><text:span text:style-name="T61_52"><text:s/></text:span><text:span text:style-name="T61_53">mirá</text:span><text:span text:style-name="T61_54"><text:s/></text:span><text:span text:style-name="T61_55">el</text:span><text:span text:style-name="T61_56"><text:s/></text:span><text:span text:style-name="T61_57">subcomando</text:span><text:span text:style-name="T61_58"><text:s/></text:span><text:span text:style-name="T61_59">commit</text:span><text:span text:style-name="T61_60">.</text:span></text:p>
      <text:p text:style-name="P62"/>
      <text:h text:style-name="P63" text:outline-level="10"><text:bookmark-start text:name="h.pxh8ou48f8p8"/><text:bookmark-end text:name="h.pxh8ou48f8p8"/><text:span text:style-name="T63_1">Viendo</text:span><text:span text:style-name="T63_2"><text:s/></text:span><text:span text:style-name="T63_3">la</text:span><text:span text:style-name="T63_4"><text:s/></text:span><text:span text:style-name="T63_5">historia</text:span></text:h>
      <text:p text:style-name="P64"/>
      <text:p text:style-name="P65"><text:span text:style-name="T65_1">7<text:s/>-<text:s/>¿</text:span><text:span text:style-name="T65_2">Cuál</text:span><text:span text:style-name="T65_3"><text:s/></text:span><text:span text:style-name="T65_4">es</text:span><text:span text:style-name="T65_5"><text:s/></text:span><text:span text:style-name="T65_6">el</text:span><text:span text:style-name="T65_7"><text:s/></text:span><text:span text:style-name="T65_8">hash</text:span><text:span text:style-name="T65_9"><text:s/></text:span><text:span text:style-name="T65_10">del</text:span><text:span text:style-name="T65_11"><text:s/></text:span><text:span text:style-name="T65_12">commit</text:span><text:span text:style-name="T65_13"><text:s/></text:span><text:span text:style-name="T65_14">recién</text:span><text:span text:style-name="T65_15"><text:s/></text:span><text:span text:style-name="T65_16">creado</text:span><text:span text:style-name="T65_17">?<text:s/></text:span><text:span text:style-name="T65_18">Ayuda</text:span><text:span text:style-name="T65_19">:</text:span><text:span text:style-name="T65_20"><text:s/></text:span><text:span text:style-name="T65_21">mirá</text:span><text:span text:style-name="T65_22"><text:s/></text:span><text:span text:style-name="T65_23">el</text:span><text:span text:style-name="T65_24"><text:s/></text:span><text:span text:style-name="T65_25">subcomando</text:span><text:span text:style-name="T65_26"><text:s/></text:span><text:span text:style-name="T65_27">log</text:span><text:span text:style-name="T65_28">.</text:span></text:p>
      <text:p text:style-name="P66"/>
      <text:h text:style-name="P67" text:outline-level="10"><text:bookmark-start text:name="h.7xwqjbbciwao"/><text:bookmark-end text:name="h.7xwqjbbciwao"/><text:span text:style-name="T67_1">Deshaciendo</text:span><text:span text:style-name="T67_2"><text:s/></text:span><text:span text:style-name="T67_3">cambios</text:span></text:h>
      <text:p text:style-name="P68"/>
      <text:p text:style-name="P69"><text:span text:style-name="T69_1">8<text:s/>-<text:s/></text:span><text:span text:style-name="T69_2">Agregá</text:span><text:span text:style-name="T69_3"><text:s/></text:span><text:span text:style-name="T69_4">un</text:span><text:span text:style-name="T69_5"><text:s/></text:span><text:span text:style-name="T69_6">archivo</text:span><text:span text:style-name="T69_7"><text:s/></text:span><text:span text:style-name="T69_8">más</text:span><text:span text:style-name="T69_9"><text:s/></text:span><text:span text:style-name="T69_10">llamado</text:span><text:span text:style-name="T69_11"><text:s/></text:span><text:span text:style-name="T69_12">file</text:span><text:span text:style-name="T69_13">.</text:span><text:span text:style-name="T69_14">txt</text:span><text:span text:style-name="T69_15"><text:s/></text:span><text:span text:style-name="T69_16">y</text:span><text:span text:style-name="T69_17"><text:s/></text:span><text:span text:style-name="T69_18">comití</text:span><text:span text:style-name="T69_19"><text:s/></text:span><text:span text:style-name="T69_20">los</text:span><text:span text:style-name="T69_21"><text:s/></text:span><text:span text:style-name="T69_22">cambios</text:span><text:span text:style-name="T69_23"><text:s/></text:span><text:span text:style-name="T69_24">con</text:span><text:span text:style-name="T69_25"><text:s/></text:span><text:span text:style-name="T69_26">el</text:span><text:span text:style-name="T69_27"><text:s/></text:span><text:span text:style-name="T69_28">siguiente</text:span><text:span text:style-name="T69_29"><text:s/></text:span><text:span text:style-name="T69_30">mensaje</text:span><text:span text:style-name="T69_31">:<text:s/>“</text:span><text:span text:style-name="T69_32">Agregando</text:span><text:span text:style-name="T69_33"><text:s/></text:span><text:span text:style-name="T69_34">otro</text:span><text:span text:style-name="T69_35"><text:s/></text:span><text:span text:style-name="T69_36">archivo</text:span><text:span text:style-name="T69_37">”</text:span></text:p>
      <text:p text:style-name="P70"/>
      <text:p text:style-name="P71"><text:span text:style-name="T71_1">9<text:s/>-<text:s/></text:span><text:span text:style-name="T71_2">El</text:span><text:span text:style-name="T71_3"><text:s/></text:span><text:span text:style-name="T71_4">commit</text:span><text:span text:style-name="T71_5"><text:s/></text:span><text:span text:style-name="T71_6">anterior</text:span><text:span text:style-name="T71_7"><text:s/></text:span><text:span text:style-name="T71_8">tiene</text:span><text:span text:style-name="T71_9"><text:s/></text:span><text:span text:style-name="T71_10">un</text:span><text:span text:style-name="T71_11"><text:s/></text:span><text:span text:style-name="T71_12">mensaje</text:span><text:span text:style-name="T71_13"><text:s/></text:span><text:span text:style-name="T71_14">corto</text:span><text:span text:style-name="T71_15"><text:s/></text:span><text:span text:style-name="T71_16">y</text:span><text:span text:style-name="T71_17"><text:s/></text:span><text:span text:style-name="T71_18">poco</text:span><text:span text:style-name="T71_19"><text:s/></text:span><text:span text:style-name="T71_20">descriptivo</text:span><text:span text:style-name="T71_21">:<text:s/></text:span><text:span text:style-name="T71_22">cambialo</text:span><text:span text:style-name="T71_23">.<text:s/></text:span><text:span text:style-name="T71_24">Ayuda</text:span><text:span text:style-name="T71_25">:</text:span><text:span text:style-name="T71_26"><text:s/></text:span><text:span text:style-name="T71_27">mirá</text:span><text:span text:style-name="T71_28"><text:s/></text:span><text:span text:style-name="T71_29">la</text:span><text:span text:style-name="T71_30"><text:s/></text:span><text:span text:style-name="T71_31">opción</text:span><text:span text:style-name="T71_32"><text:s/></text:span><text:span text:style-name="T71_33">--</text:span><text:span text:style-name="T71_34">amend</text:span><text:span text:style-name="T71_35"><text:s/></text:span><text:span text:style-name="T71_36">del</text:span><text:span text:style-name="T71_37"><text:s/></text:span><text:span text:style-name="T71_38">subcomando</text:span><text:span text:style-name="T71_39"><text:s/></text:span><text:span text:style-name="T71_40">commit</text:span><text:span text:style-name="T71_41">.</text:span></text:p>
      <text:p text:style-name="P72"/>
      <text:p text:style-name="P73"><text:span text:style-name="T73_1">10<text:s/>-<text:s/></text:span><text:span text:style-name="T73_2">Surgió</text:span><text:span text:style-name="T73_3"><text:s/></text:span><text:span text:style-name="T73_4">otro</text:span><text:span text:style-name="T73_5"><text:s/></text:span><text:span text:style-name="T73_6">problema</text:span><text:span text:style-name="T73_7"><text:s/></text:span><text:span text:style-name="T73_8">con</text:span><text:span text:style-name="T73_9"><text:s/></text:span><text:span text:style-name="T73_10">el</text:span><text:span text:style-name="T73_11"><text:s/></text:span><text:span text:style-name="T73_12">commit</text:span><text:span text:style-name="T73_13"><text:s/></text:span><text:span text:style-name="T73_14">anterior</text:span><text:span text:style-name="T73_15">:<text:s/></text:span><text:span text:style-name="T73_16">ahora</text:span><text:span text:style-name="T73_17"><text:s/></text:span><text:span text:style-name="T73_18">te</text:span><text:span text:style-name="T73_19"><text:s/></text:span><text:span text:style-name="T73_20">olvidaste</text:span><text:span text:style-name="T73_21"><text:s/></text:span><text:span text:style-name="T73_22">de</text:span><text:span text:style-name="T73_23"><text:s/></text:span><text:span text:style-name="T73_24">agregar</text:span><text:span text:style-name="T73_25"><text:s/></text:span><text:span text:style-name="T73_26">un</text:span><text:span text:style-name="T73_27"><text:s/></text:span><text:span text:style-name="T73_28">archivo</text:span><text:span text:style-name="T73_29"><text:s/></text:span><text:span text:style-name="T73_30">llamado</text:span><text:span text:style-name="T73_31"><text:s/></text:span><text:span text:style-name="T73_32">oops</text:span><text:span text:style-name="T73_33">.<text:s/></text:span><text:span text:style-name="T73_34">Agregá</text:span><text:span text:style-name="T73_35"><text:s/></text:span><text:span text:style-name="T73_36">el</text:span><text:span text:style-name="T73_37"><text:s/></text:span><text:span text:style-name="T73_38">archivo</text:span><text:span text:style-name="T73_39"><text:s/></text:span><text:span text:style-name="T73_40">al</text:span><text:span text:style-name="T73_41"><text:s/></text:span><text:span text:style-name="T73_42">commit</text:span><text:span text:style-name="T73_43"><text:s/></text:span><text:span text:style-name="T73_44">anterior</text:span><text:span text:style-name="T73_45">.<text:s/></text:span></text:p>
      <text:p text:style-name="P74"/>
      <text:p text:style-name="P75"><text:span text:style-name="T75_1">11<text:s/>-<text:s/></text:span><text:span text:style-name="T75_2">Crea</text:span><text:span text:style-name="T75_3"><text:s/></text:span><text:span text:style-name="T75_4">el</text:span><text:span text:style-name="T75_5"><text:s/></text:span><text:span text:style-name="T75_6">archivo</text:span><text:span text:style-name="T75_7"><text:s/></text:span><text:span text:style-name="T75_8">file</text:span><text:span text:style-name="T75_9">2.</text:span><text:span text:style-name="T75_10">txt</text:span><text:span text:style-name="T75_11"><text:s/></text:span><text:span text:style-name="T75_12">y</text:span><text:span text:style-name="T75_13"><text:s/></text:span><text:span text:style-name="T75_14">agregalo</text:span><text:span text:style-name="T75_15"><text:s/></text:span><text:span text:style-name="T75_16">al</text:span><text:span text:style-name="T75_17"><text:s/></text:span><text:span text:style-name="T75_18">área</text:span><text:span text:style-name="T75_19"><text:s/></text:span><text:span text:style-name="T75_20">de</text:span><text:span text:style-name="T75_21"><text:s/></text:span><text:span text:style-name="T75_22">staging</text:span><text:span text:style-name="T75_23">.<text:s/></text:span><text:span text:style-name="T75_24">Luego</text:span><text:span text:style-name="T75_25"><text:s/></text:span><text:span text:style-name="T75_26">de</text:span><text:span text:style-name="T75_27"><text:s/></text:span><text:span text:style-name="T75_28">trabajar</text:span><text:span text:style-name="T75_29"><text:s/></text:span><text:span text:style-name="T75_30">nos</text:span><text:span text:style-name="T75_31"><text:s/></text:span><text:span text:style-name="T75_32">dimos</text:span><text:span text:style-name="T75_33"><text:s/></text:span><text:span text:style-name="T75_34">cuenta</text:span><text:span text:style-name="T75_35"><text:s/></text:span><text:span text:style-name="T75_36">que</text:span><text:span text:style-name="T75_37"><text:s/></text:span><text:span text:style-name="T75_38">no</text:span><text:span text:style-name="T75_39"><text:s/></text:span><text:span text:style-name="T75_40">queremos</text:span><text:span text:style-name="T75_41"><text:s/></text:span><text:span text:style-name="T75_42">comitir</text:span><text:span text:style-name="T75_43"><text:s/></text:span><text:span text:style-name="T75_44">ese</text:span><text:span text:style-name="T75_45"><text:s/></text:span><text:span text:style-name="T75_46">archivo</text:span><text:span text:style-name="T75_47">:<text:s/></text:span><text:span text:style-name="T75_48">sacalo</text:span><text:span text:style-name="T75_49"><text:s/></text:span><text:span text:style-name="T75_50">del</text:span><text:span text:style-name="T75_51"><text:s/></text:span><text:span text:style-name="T75_52">área</text:span><text:span text:style-name="T75_53"><text:s/></text:span><text:span text:style-name="T75_54">de</text:span><text:span text:style-name="T75_55"><text:s/></text:span><text:span text:style-name="T75_56">staging</text:span><text:span text:style-name="T75_57">.<text:s/></text:span><text:span text:style-name="T75_58">Ayuda</text:span><text:span text:style-name="T75_59">:</text:span><text:span text:style-name="T75_60"><text:s/></text:span><text:span text:style-name="T75_61">mirá</text:span><text:span text:style-name="T75_62"><text:s/></text:span><text:span text:style-name="T75_63">la</text:span><text:span text:style-name="T75_64"><text:s/></text:span><text:span text:style-name="T75_65">salida</text:span><text:span text:style-name="T75_66"><text:s/></text:span><text:span text:style-name="T75_67">del</text:span><text:span text:style-name="T75_68"><text:s/></text:span><text:span text:style-name="T75_69">subcomando</text:span><text:span text:style-name="T75_70"><text:s/></text:span><text:span text:style-name="T75_71">status</text:span><text:span text:style-name="T75_72">.</text:span></text:p>
      <text:p text:style-name="P76"/>
      <text:p text:style-name="P77"><text:span text:style-name="T77_1">12<text:s/>-<text:s/></text:span><text:span text:style-name="T77_2">Modificá</text:span><text:span text:style-name="T77_3"><text:s/></text:span><text:span text:style-name="T77_4">el</text:span><text:span text:style-name="T77_5"><text:s/></text:span><text:span text:style-name="T77_6">archivo</text:span><text:span text:style-name="T77_7"><text:s/></text:span><text:span text:style-name="T77_8">README</text:span><text:span text:style-name="T77_9">.</text:span><text:span text:style-name="T77_10">md</text:span><text:span text:style-name="T77_11"><text:s/></text:span><text:span text:style-name="T77_12">con</text:span><text:span text:style-name="T77_13"><text:s/></text:span><text:span text:style-name="T77_14">el</text:span><text:span text:style-name="T77_15"><text:s/></text:span><text:span text:style-name="T77_16">siguiente</text:span><text:span text:style-name="T77_17"><text:s/></text:span><text:span text:style-name="T77_18">contenido</text:span><text:span text:style-name="T77_19">:</text:span></text:p>
      <text:p text:style-name="P78"/>
      <text:p text:style-name="P79"><text:span text:style-name="T79_1">#<text:s/></text:span><text:span text:style-name="T79_2">Second</text:span><text:span text:style-name="T79_3"><text:s/></text:span><text:span text:style-name="T79_4">repo</text:span></text:p>
      <text:p text:style-name="P80"/>
      <text:p text:style-name="P81"><text:span text:style-name="T81_1">y</text:span><text:span text:style-name="T81_2"><text:s/></text:span><text:span text:style-name="T81_3">agreg</text:span><text:span text:style-name="T81_4">á</text:span><text:span text:style-name="T81_5"><text:s/></text:span><text:span text:style-name="T81_6">el</text:span><text:span text:style-name="T81_7"><text:s/></text:span><text:span text:style-name="T81_8">archivo</text:span><text:span text:style-name="T81_9"><text:s/></text:span><text:span text:style-name="T81_10">al</text:span><text:span text:style-name="T81_11"><text:s/></text:span><text:span text:style-name="T81_12">área</text:span><text:span text:style-name="T81_13"><text:s/></text:span><text:span text:style-name="T81_14">de</text:span><text:span text:style-name="T81_15"><text:s/></text:span><text:span text:style-name="T81_16">staging</text:span><text:span text:style-name="T81_17">.<text:s/></text:span></text:p>
      <text:p text:style-name="P82"/>
      <text:p text:style-name="P83"><text:span text:style-name="T83_1">13<text:s/>-<text:s/></text:span><text:span text:style-name="T83_2">Resulta</text:span><text:span text:style-name="T83_3"><text:s/></text:span><text:span text:style-name="T83_4">que</text:span><text:span text:style-name="T83_5"><text:s/></text:span><text:span text:style-name="T83_6">las</text:span><text:span text:style-name="T83_7"><text:s/></text:span><text:span text:style-name="T83_8">modificaciones</text:span><text:span text:style-name="T83_9"><text:s/></text:span><text:span text:style-name="T83_10">realizadas</text:span><text:span text:style-name="T83_11"><text:s/></text:span><text:span text:style-name="T83_12">en</text:span><text:span text:style-name="T83_13"><text:s/></text:span><text:span text:style-name="T83_14">el</text:span><text:span text:style-name="T83_15"><text:s/></text:span><text:span text:style-name="T83_16">punto</text:span><text:span text:style-name="T83_17"><text:s/></text:span><text:span text:style-name="T83_18">anterior</text:span><text:span text:style-name="T83_19"><text:s/></text:span><text:span text:style-name="T83_20">son</text:span><text:span text:style-name="T83_21"><text:s/></text:span><text:span text:style-name="T83_22">incorrectas</text:span><text:span text:style-name="T83_23"><text:s/></text:span><text:span text:style-name="T83_24">y</text:span><text:span text:style-name="T83_25"><text:s/></text:span><text:span text:style-name="T83_26">no</text:span><text:span text:style-name="T83_27"><text:s/></text:span><text:span text:style-name="T83_28">las</text:span><text:span text:style-name="T83_29"><text:s/></text:span><text:span text:style-name="T83_30">queremos</text:span><text:span text:style-name="T83_31">:<text:s/></text:span><text:span text:style-name="T83_32">revertí</text:span><text:span text:style-name="T83_33"><text:s/></text:span><text:span text:style-name="T83_34">los</text:span><text:span text:style-name="T83_35"><text:s/></text:span><text:span text:style-name="T83_36">cambios</text:span><text:span text:style-name="T83_37">.<text:s/></text:span><text:span text:style-name="T83_38">Ayuda</text:span><text:span text:style-name="T83_39">:</text:span><text:span text:style-name="T83_40"><text:s/></text:span><text:span text:style-name="T83_41">mirá</text:span><text:span text:style-name="T83_42"><text:s/></text:span><text:span text:style-name="T83_43">la</text:span><text:span text:style-name="T83_44"><text:s/></text:span><text:span text:style-name="T83_45">salida</text:span><text:span text:style-name="T83_46"><text:s/></text:span><text:span text:style-name="T83_47">del</text:span><text:span text:style-name="T83_48"><text:s/></text:span><text:span text:style-name="T83_49">subcomando</text:span><text:span text:style-name="T83_50"><text:s/></text:span><text:span text:style-name="T83_51">status</text:span><text:span text:style-name="T83_52">.</text:span></text:p>
      <text:p text:style-name="P84"/>
      <text:h text:style-name="P85" text:outline-level="10"><text:bookmark-start text:name="h.t3umbd6blpoh"/><text:bookmark-end text:name="h.t3umbd6blpoh"/><text:span text:style-name="T85_1">Trabajando</text:span><text:span text:style-name="T85_2"><text:s/></text:span><text:span text:style-name="T85_3">con</text:span><text:span text:style-name="T85_4"><text:s/></text:span><text:span text:style-name="T85_5">remotos</text:span></text:h>
      <text:p text:style-name="P86"/>
      <text:p text:style-name="P87"><text:span text:style-name="T87_1">14<text:s/>-<text:s/>¿</text:span><text:span text:style-name="T87_2">El</text:span><text:span text:style-name="T87_3"><text:s/></text:span><text:span text:style-name="T87_4">repositorio</text:span><text:span text:style-name="T87_5"><text:s/></text:span><text:span text:style-name="T87_6">first</text:span><text:span text:style-name="T87_7">_</text:span><text:span text:style-name="T87_8">repo</text:span><text:span text:style-name="T87_9"><text:s/></text:span><text:span text:style-name="T87_10">tiene</text:span><text:span text:style-name="T87_11"><text:s/></text:span><text:span text:style-name="T87_12">algún</text:span><text:span text:style-name="T87_13"><text:s/></text:span><text:span text:style-name="T87_14">remoto</text:span><text:span text:style-name="T87_15">?<text:s/>¿</text:span><text:span text:style-name="T87_16">Cómo</text:span><text:span text:style-name="T87_17"><text:s/></text:span><text:span text:style-name="T87_18">hacemos</text:span><text:span text:style-name="T87_19"><text:s/></text:span><text:span text:style-name="T87_20">para</text:span><text:span text:style-name="T87_21"><text:s/></text:span><text:span text:style-name="T87_22">ver</text:span><text:span text:style-name="T87_23"><text:s/></text:span><text:span text:style-name="T87_24">los</text:span><text:span text:style-name="T87_25"><text:s/></text:span><text:span text:style-name="T87_26">remotos</text:span><text:span text:style-name="T87_27">?<text:s/></text:span><text:span text:style-name="T87_28">Ayuda</text:span><text:span text:style-name="T87_29">:</text:span><text:span text:style-name="T87_30"><text:s/></text:span><text:span text:style-name="T87_31">mirá</text:span><text:span text:style-name="T87_32"><text:s/></text:span><text:span text:style-name="T87_33">el</text:span><text:span text:style-name="T87_34"><text:s/></text:span><text:span text:style-name="T87_35">subcomando</text:span><text:span text:style-name="T87_36"><text:s/></text:span><text:span text:style-name="T87_37">remote</text:span><text:span text:style-name="T87_38">.</text:span></text:p>
      <text:p text:style-name="P88"/>
      <text:p text:style-name="P89"><text:span text:style-name="T89_1">15<text:s/>-<text:s/></text:span><text:span text:style-name="T89_2">Ahora</text:span><text:span text:style-name="T89_3"><text:s/></text:span><text:span text:style-name="T89_4">queremos</text:span><text:span text:style-name="T89_5"><text:s/></text:span><text:span text:style-name="T89_6">guardar</text:span><text:span text:style-name="T89_7"><text:s/></text:span><text:span text:style-name="T89_8">el</text:span><text:span text:style-name="T89_9"><text:s/></text:span><text:span text:style-name="T89_10">repositorio</text:span><text:span text:style-name="T89_11"><text:s/></text:span><text:span text:style-name="T89_12">en</text:span><text:span text:style-name="T89_13"><text:s/></text:span><text:span text:style-name="T89_14">github</text:span><text:span text:style-name="T89_15">:<text:s/></text:span><text:span text:style-name="T89_16">subilo</text:span><text:span text:style-name="T89_17"><text:s/></text:span><text:span text:style-name="T89_18">a</text:span><text:span text:style-name="T89_19"><text:s/></text:span><text:span text:style-name="T89_20">github</text:span><text:span text:style-name="T89_21">!<text:s/></text:span><text:span text:style-name="T89_22">Ayuda</text:span><text:span text:style-name="T89_23">:</text:span><text:span text:style-name="T89_24"><text:s/></text:span><text:span text:style-name="T89_25">Creá</text:span><text:span text:style-name="T89_26"><text:s/></text:span><text:span text:style-name="T89_27">el</text:span><text:span text:style-name="T89_28"><text:s/></text:span><text:span text:style-name="T89_29">repositorio</text:span><text:span text:style-name="T89_30"><text:s/></text:span><text:span text:style-name="T89_31">en</text:span><text:span text:style-name="T89_32"><text:s/></text:span><text:span text:style-name="T89_33">github</text:span><text:span text:style-name="T89_34"><text:s/></text:span><text:span text:style-name="T89_35">y</text:span><text:span text:style-name="T89_36"><text:s/></text:span><text:span text:style-name="T89_37">github</text:span><text:span text:style-name="T89_38"><text:s/></text:span><text:span text:style-name="T89_39">te</text:span><text:span text:style-name="T89_40"><text:s/></text:span><text:span text:style-name="T89_41">va</text:span><text:span text:style-name="T89_42"><text:s/></text:span><text:span text:style-name="T89_43">a</text:span><text:span text:style-name="T89_44"><text:s/></text:span><text:span text:style-name="T89_45">ayudar</text:span><text:span text:style-name="T89_46"><text:s/></text:span><text:span text:style-name="T89_47">con</text:span><text:span text:style-name="T89_48"><text:s/></text:span><text:span text:style-name="T89_49">los</text:span><text:span text:style-name="T89_50"><text:s/></text:span><text:span text:style-name="T89_51">pasos</text:span><text:span text:style-name="T89_52"><text:s/></text:span><text:span text:style-name="T89_53">a</text:span><text:span text:style-name="T89_54"><text:s/></text:span><text:span text:style-name="T89_55">seguir</text:span><text:span text:style-name="T89_56">.</text:span></text:p>
      <text:p text:style-name="P90"/>
      <text:p text:style-name="P91"><text:span text:style-name="T91_1">16<text:s/>-<text:s/>¿</text:span><text:span text:style-name="T91_2">Qué</text:span><text:span text:style-name="T91_3"><text:s/></text:span><text:span text:style-name="T91_4">hace</text:span><text:span text:style-name="T91_5"><text:s/></text:span><text:span text:style-name="T91_6">el</text:span><text:span text:style-name="T91_7"><text:s/></text:span><text:span text:style-name="T91_8">subcomando</text:span><text:span text:style-name="T91_9"><text:s/></text:span><text:span text:style-name="T91_10">push</text:span><text:span text:style-name="T91_11">?</text:span></text:p>
      <text:p text:style-name="P92"/>
      <text:p text:style-name="P93"><text:span text:style-name="T93_1">17<text:s/>-<text:s/>¿</text:span><text:span text:style-name="T93_2">Qué</text:span><text:span text:style-name="T93_3"><text:s/></text:span><text:span text:style-name="T93_4">hace</text:span><text:span text:style-name="T93_5"><text:s/></text:span><text:span text:style-name="T93_6">el</text:span><text:span text:style-name="T93_7"><text:s/></text:span><text:span text:style-name="T93_8">subcomando</text:span><text:span text:style-name="T93_9"><text:s/></text:span><text:span text:style-name="T93_10">pull</text:span><text:span text:style-name="T93_11">?</text:span></text:p>
      <text:p text:style-name="P94"/>
      <text:p text:style-name="P95"><text:span text:style-name="T95_1">18<text:s/>-<text:s/>¿</text:span><text:span text:style-name="T95_2">Qué</text:span><text:span text:style-name="T95_3"><text:s/></text:span><text:span text:style-name="T95_4">hace</text:span><text:span text:style-name="T95_5"><text:s/></text:span><text:span text:style-name="T95_6">el</text:span><text:span text:style-name="T95_7"><text:s/></text:span><text:span text:style-name="T95_8">subcomando</text:span><text:span text:style-name="T95_9"><text:s/></text:span><text:span text:style-name="T95_10">fetch</text:span><text:span text:style-name="T95_11">?</text:span></text:p>
      <text:p text:style-name="P9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Droid Sans Mono" svg:font-family="Droid Sans Mono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7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